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ditorConfigurerTests.datesInJm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EditorConfigurerTests.getEn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Tests.getStar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ditorConfigurerTests.dates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EditorConfigur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